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OnInitBean.setExceptOnInit( boolean exceptOnI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OnInitBean.ExceptionOnInitBe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ceptionOnInit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OnInit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